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tyle="italic" style:font-style-asian="italic" style:font-style-complex="italic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 style:list-style-name="L1">
      <style:paragraph-properties fo:margin-left="2.501cm" fo:margin-right="0cm" fo:text-indent="-0.635cm" style:auto-text-indent="false"/>
      <style:text-properties fo:font-style="italic" style:font-style-asian="italic" style:font-style-complex="italic"/>
    </style:style>
    <style:style style:name="P7" style:family="paragraph" style:parent-style-name="Standar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RIO DE INSTALACIÓN DEL SERVIDOR DE PRODUCCIÓN DE CIDESAL </text:p>
      <text:p text:style-name="Standard">diaspora.limsi.fr</text:p>
      <text:p text:style-name="Standard"/>
      <text:p text:style-name="Standard">usuario : cidesal</text:p>
      <text:p text:style-name="Standard">pwd : --------</text:p>
      <text:p text:style-name="Standard"/>
      <text:list xml:id="list208153130" text:style-name="L1">
        <text:list-item>
          <text:p text:style-name="P3">Instalación de Mandriva 2010.2 x86_64</text:p>
        </text:list-item>
        <text:list-item>
          <text:p text:style-name="P3">Instalación de subversion 1.6.17 con rpmdrake</text:p>
        </text:list-item>
        <text:list-item>
          <text:p text:style-name="P3">Descarga de tami/cidesal/code</text:p>
          <text:p text:style-name="P4">sudo svn co svn+ssh://jgflores@tami/home/svn/cidesal/code/</text:p>
        </text:list-item>
        <text:list-item>
          <text:p text:style-name="P5">Instalación de NLTK</text:p>
          <text:list>
            <text:list-item>
              <text:p text:style-name="P5">Instalación de python-yaml v3.09 (rpmdrake)</text:p>
            </text:list-item>
            <text:list-item>
              <text:p text:style-name="P5">Instalación de lib64python2.6-devel v2.6.5 (rpmdrake)</text:p>
            </text:list-item>
          </text:list>
        </text:list-item>
        <text:list-item>
          <text:p text:style-name="P5">Instalación de python-magic (urpmi python-magic)</text:p>
        </text:list-item>
        <text:list-item>
          <text:p text:style-name="P3"><text:span text:style-name="T1">Instalación de Freeling (manual aquí </text:span><text:a xlink:type="simple" xlink:href="http://nlp.lsi.upc.edu/freeling/doc/userman/html/node12.html">http://nlp.lsi.upc.edu/freeling/doc/userman/html/node12.html</text:a> )</text:p>
          <text:list>
            <text:list-item>
              <text:p text:style-name="P5">Instalación de las herramientas de compilación y desarrollo C++</text:p>
            </text:list-item>
          </text:list>
          <text:p text:style-name="P4">urpmi task-c++-devel</text:p>
          <text:list text:continue-numbering="true">
            <text:list-item>
              <text:p text:style-name="P5">Instalación de python-dev </text:p>
            </text:list-item>
            <text:list-item>
              <text:p text:style-name="P5"><text:s/>Instalación de lib64pcre-devel (rpmdrake)</text:p>
            </text:list-item>
            <text:list-item>
              <text:p text:style-name="P5">Instalación de lib64db-4.7devel (rpmdrake)</text:p>
            </text:list-item>
            <text:list-item>
              <text:p text:style-name="P5">Instalación de lib64boost-devel (rpmdrake)</text:p>
            </text:list-item>
            <text:list-item>
              <text:p text:style-name="P5">Instalación libfries (compilación a partir de código fuente)</text:p>
            </text:list-item>
            <text:list-item>
              <text:p text:style-name="P5">Instalación libomlet (compilación a partir de código fuente)</text:p>
            </text:list-item>
            <text:list-item>
              <text:p text:style-name="P5">Instalación Freeling (compilación a partir de código fuente)</text:p>
              <text:list>
                <text:list-item>
                  <text:p text:style-name="P5">Error </text:p>
                </text:list-item>
              </text:list>
            </text:list-item>
          </text:list>
          <text:p text:style-name="P6">boost/property_map.hpp : Aucun fichier ou dossier de ce type</text:p>
          <text:list>
            <text:list-item>
              <text:list>
                <text:list-header>
                  <text:p text:style-name="P5">sustituir boost/property_map.hpp por boost/property_map/property_map.hpp </text:p>
                  <text:p text:style-name="P5">en los siguientes archivos :</text:p>
                  <text:p text:style-name="P7"><text:s/>./src/libmorfo/disambiguator/ukb/common.h</text:p>
                  <text:p text:style-name="P7">disambiguator/ukb/kbGraph.h</text:p>
                </text:list-header>
              </text:list>
            </text:list-item>
            <text:list-item>
              <text:p text:style-name="P5">Configuración de la interfaz Freeling/python</text:p>
              <text:list>
                <text:list-item>
                  <text:p text:style-name="P5">Instalar swig (rpmdrake)</text:p>
                </text:list-item>
                <text:list-item>
                  <text:p text:style-name="P5">Editar el archivo</text:p>
                  <text:p text:style-name="P4">cidesal/code/unoporuno/module/unoporuno/Freeling-python-API/Makefile</text:p>
                  <text:p text:style-name="P5">con las siguientes variables : </text:p>
                  <text:p text:style-name="P5"/>
                </text:list-item>
              </text:list>
            </text:list-item>
          </text:list>
        </text:list-item>
      </text:list>
      <text:p text:style-name="P2">FREELINGDIR = /usr/share</text:p>
      <text:p text:style-name="P2">LIBSDIR = /usr/lib</text:p>
      <text:p text:style-name="P2">PYTHONDIR = /usr/include/python2.6</text:p>
      <text:p text:style-name="P2"/>
      <text:list xml:id="list119503675" text:continue-numbering="true" text:style-name="L1">
        <text:list-item>
          <text:list>
            <text:list-item>
              <text:list>
                <text:list-item>
                  <text:p text:style-name="P3"><text:span text:style-name="T1"><text:s/>Compilar con </text:span><text:span text:style-name="T2">make</text:span><text:span text:style-name="T1"> (desde el directorio </text:span><text:span text:style-name="T2">cidesal/code/unoporuno/module/unoporuno/Freeling-python-API/Makefile )</text:span></text:p>
                </text:list-item>
                <text:list-item>
                  <text:p text:style-name="P5">Agregar la siguiente línea al archivo ~/.bashrc</text:p>
                </text:list-item>
              </text:list>
            </text:list-item>
          </text:list>
        </text:list-item>
      </text:list>
      <text:p text:style-name="P1">export LD_LIBRARY_PATH=$LD_LIBRARY_PATH:'/usr/local/lib'</text:p>
      <text:list xml:id="list215681675" text:continue-numbering="true" text:style-name="L1">
        <text:list-item>
          <text:list>
            <text:list-item>
              <text:list>
                <text:list-item>
                  <text:p text:style-name="P5">Copiar los siguientes archivos desde </text:p>
                  <text:p text:style-name="P4">cidesal/code/unoporuno/module/unoporuno/Freeling-python-API/libmorfo_python.py</text:p>
                  <text:p text:style-name="P4">cidesal/code/unoporuno/module/unoporuno/Freeling-python-API/_libmorfo_python.so</text:p>
                  <text:p text:style-name="P4">a</text:p>
                  <text:p text:style-name="P4">cidesal/code/unoporuno/module/unoporuno/</text:p>
                </text:list-item>
              </text:list>
            </text:list-item>
          </text:list>
        </text:list-item>
        <text:list-item>
          <text:p text:style-name="P5"><text:soft-page-break/>Instalación de bibliotecas necesarias a <text:span text:style-name="T2">buscador.py</text:span></text:p>
          <text:list>
            <text:list-item>
              <text:p text:style-name="P5">Instalar python-setuptools (rpmdrake)</text:p>
            </text:list-item>
            <text:list-item>
              <text:p text:style-name="P5">Instalar yql</text:p>
              <text:list>
                <text:list-item>
                  <text:list>
                    <text:list-header>
                      <text:p text:style-name="P4">sudo easy_install yql</text:p>
                      <text:p text:style-name="P5">En caso de error en los permisos, verificar que los archivos de </text:p>
                      <text:p text:style-name="P5"><text:s/><text:span text:style-name="T2">/usr/lib/python2.6/site-packages/</text:span></text:p>
                      <text:p text:style-name="P5">tienen permiso de lectura para todo el mundo. Si no, </text:p>
                      <text:p text:style-name="P4">sudo chmod a+r /usr/lib/python2.6/site-packages/easy-install.pth</text:p>
                    </text:list-header>
                  </text:list>
                </text:list-item>
              </text:list>
            </text:list-item>
            <text:list-item>
              <text:p text:style-name="P5">Instalar lxml (rpmdrake... de otro modo es muy difícil, especialmente con easy_install)</text:p>
              <text:list>
                <text:list-header>
                  <text:p text:style-name="P4"/>
                </text:list-header>
              </text:list>
            </text:list-item>
          </text:list>
        </text:list-item>
        <text:list-item>
          <text:p text:style-name="P5">Probar búsqueda en google</text:p>
          <text:list>
            <text:list-item>
              <text:p text:style-name="P5">Ir al directorio /home/cidesal/code/unoporuno/test</text:p>
              <text:p text:style-name="P4">mkdir results</text:p>
              <text:p text:style-name="P4">python ../module/search_geo.py corpus.1.argentinos.csv results/</text:p>
            </text:list-item>
            <text:list-item>
              <text:p text:style-name="P5">En el directorio <text:span text:style-name="T2">results </text:span>debe haber un archivo xml válido llamado <text:span text:style-name="T2">Mabel_Cruz.1.xml</text:span> con los resultados de la búsqueda google (vínculos internet válidos)</text:p>
            </text:list-item>
            <text:list-item>
              <text:p text:style-name="P5">Probar <text:span text:style-name="T2">converging_results</text:span></text:p>
              <text:p text:style-name="P4">python ../module/converging_pipelines.py corpus.3.argentinos.csv results</text:p>
            </text:list-item>
            <text:list-item>
              <text:p text:style-name="P5">En el directorio results debe haber cuatro subdirectorios llamados </text:p>
              <text:list>
                <text:list-header>
                  <text:p text:style-name="P5">results_converging/</text:p>
                  <text:p text:style-name="P5">results_name</text:p>
                  <text:p text:style-name="P5">results_geo</text:p>
                  <text:p text:style-name="P5">results_orgs</text:p>
                  <text:p text:style-name="P5">results_topics</text:p>
                </text:list-header>
              </text:list>
              <text:p text:style-name="P5">En cada uno de ellos debe haber 3 archivos xml válidos con resultados de la búsqueda google.</text:p>
              <text:p text:style-name="P5"><text:s/></text:p>
            </text:list-item>
          </text:list>
        </text:list-item>
        <text:list-item>
          <text:p text:style-name="P5">Instalación de Apache (rpmdrake)</text:p>
        </text:list-item>
        <text:list-item>
          <text:p text:style-name="P5">Instalación de Django v1.3</text:p>
          <text:list>
            <text:list-item>
              <text:p text:style-name="P5">Problemas con mysql </text:p>
              <text:list>
                <text:list-item>
                  <text:p text:style-name="P5">ERROR 1045 (28000): Access denied for user ‘root’@'localhost’ (using password: NO) </text:p>
                  <text:list>
                    <text:list-item>
                      <text:p text:style-name="P5">se resuelve corriendo mysql_db_install y luego, bajo my_sql_safe, este SQL </text:p>
                    </text:list-item>
                    <text:list-item>
                      <text:p text:style-name="P5">INSERT INTO user VALUES ('localhost','root',password('the_password'), 'Y', 'Y', 'Y','Y','Y','Y','Y','Y','Y','Y','Y','Y','Y','Y','Y','Y','Y','Y','Y','Y','Y','Y','Y','Y','Y','Y','Y','Y','','','','',0,0,0,0);</text:p>
                    </text:list-item>
                  </text:list>
                </text:list-item>
                <text:list-item>
                  <text:p text:style-name="P5">Mysql <text:span text:style-name="T2">Connexion denied error</text:span></text:p>
                  <text:list>
                    <text:list-item>
                      <text:p text:style-name="P5">Problema de permisos en <text:span text:style-name="T2">/var/lib/mysql</text:span></text:p>
                      <text:list>
                        <text:list-item>
                          <text:p text:style-name="P5">Se resuelve con </text:p>
                          <text:list>
                            <text:list-header>
                              <text:p text:style-name="P5">sudo chown mysql.mysql <text:span text:style-name="T2">/var/lib/mysql</text:span></text:p>
                              <text:p text:style-name="P5">y agregar al usuario cidesal al grupo mysql en <text:span text:style-name="T2">/etc/groups</text:span>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Instalación ahora sí de Django</text:p>
              <text:p text:style-name="P5">https://www.djangoproject.com/download/</text:p>
              <text:p text:style-name="P5"><text:a xlink:type="simple" xlink:href="https://docs.djangoproject.com/en/1.3/intro/install/">https://docs.djangoproject.com/en/1.3/intro/install/</text:a></text:p>
            </text:list-item>
            <text:list-item>
              <text:p text:style-name="P5">Instalación del servidor de tareas Celery</text:p>
              <text:list>
                <text:list-item>
                  <text:p text:style-name="P5">instalar django-celery</text:p>
                </text:list-item>
                <text:list-item>
                  <text:p text:style-name="P5">cambiar la configuración de settings.py y django.wsgi</text:p>
                </text:list-item>
                <text:list-item>
                  <text:p text:style-name="P5">crear las tablas con un python manage.py syncdb</text:p>
                </text:list-item>
                <text:list-item>
                  <text:p text:style-name="P5">copiar unoporuno.conf a ~/ROOT/webapp/cidesal<text:tab/></text:p>
                </text:list-item>
              </text:list>
            </text:list-item>
          </text:list>
        </text:list-item>
        <text:list-item>
          <text:p text:style-name="P5">Instalación de la aplicación unoporuno.web</text:p>
          <text:list>
            <text:list-item>
              <text:p text:style-name="P5">svn TODO : <text:span text:style-name="T2">comando svn para importar una aplicacion open source</text:span></text:p>
            </text:list-item>
            <text:list-item>
              <text:p text:style-name="P5"><text:soft-page-break/>Crear la base de datos en el directorio $UNOPORUNO_ROOT (normalmente /home/mydirectory/unoporuno/webapps )</text:p>
              <text:list>
                <text:list-header>
                  <text:p text:style-name="P4">cd $UNOPORUNO_ROOT/cidesal</text:p>
                  <text:p text:style-name="P4">python manage syncdb</text:p>
                </text:list-header>
              </text:list>
            </text:list-item>
            <text:list-item>
              <text:p text:style-name="P5">Establecer la variable DJANGO_SETTINGS_MODULE en ~/.bashrc agregando la línea</text:p>
              <text:list>
                <text:list-header>
                  <text:p text:style-name="P4">export DJANGO_SETTINGS_MODULE='cidesal.settings'</text:p>
                </text:list-header>
              </text:list>
            </text:list-item>
          </text:list>
        </text:list-item>
        <text:list-item>
          <text:p text:style-name="P5">Poblar la base de datos <text:s/>(<text:span text:style-name="T2">todo db_populate o como?... TODO : poner una búsqueda de test)</text:span></text:p>
        </text:list-item>
        <text:list-item>
          <text:p text:style-name="P5">Instalación de apache-mod_wsgi (rpmdrake)</text:p>
          <text:list>
            <text:list-header>
              <text:p text:style-name="P5"><text:a xlink:type="simple" xlink:href="http://code.google.com/p/modwsgi/wiki/QuickInstallationGuide">http://code.google.com/p/modwsgi/wiki/QuickInstallationGuide</text:a></text:p>
            </text:list-header>
          </text:list>
        </text:list-item>
        <text:list-item>
          <text:p text:style-name="P5">Configuración de Apache + wsgi</text:p>
          <text:p text:style-name="P5">Nota : el usuario de apache (WSGIDaemonProcess) y el de celery deben coincidir. Se recomienda el usuario cidesal. </text:p>
        </text:list-item>
      </text:list>
      <text:p text:style-name="Standard"><text:s text:c="6"/>16) Configuar celery en daemon</text:p>
      <text:p text:style-name="Standard"><text:tab/>--crear usuario cidesal (en caso de no existir)</text:p>
      <text:p text:style-name="Standard"><text:tab/><text:tab/>sudo useradd cidesal</text:p>
      <text:p text:style-name="Standard"><text:tab/><text:tab/>sudo passwd cidesal </text:p>
      <text:p text:style-name="Standard"><text:tab/>--copiar el archivo $UNOPORUNO_ROOT/config/etc.default.celeryd a <text:s/>/etc/default/ bajo el nombre de celeryd</text:p>
      <text:p text:style-name="Standard"><text:tab/>sudo cp $UNOPORUNO_ROOT/config/etc.init.d.celeryd /etc/init.d/celeryd</text:p>
      <text:p text:style-name="Standard"><text:tab/>--crear el directorio /var/log/celery y atribuirle los permisos con </text:p>
      <text:p text:style-name="Standard"><text:tab/><text:tab/>sudo chown cidesal.root /var/log/celery </text:p>
      <text:p text:style-name="Standard"><text:tab/>--crear el directorio /var/run/celery y atribuirle los permisos con</text:p>
      <text:p text:style-name="Standard"><text:tab/><text:tab/>sudo chown cidesal.root /var/run/celery</text:p>
      <text:p text:style-name="Standard"><text:tab/>--agregarle permisos de ejecución a manage.py</text:p>
      <text:p text:style-name="Standard"><text:tab/><text:tab/>sudo chown o+x $UNOPORUNO_ROOT/webapp/cidesal/manage.py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2T15:22:55</meta:creation-date>
    <dc:date>2013-05-31T14:18:21</dc:date>
    <meta:editing-duration>P1DT10H12M19S</meta:editing-duration>
    <meta:editing-cycles>28</meta:editing-cycles>
    <meta:generator>LibreOffice/3.3$Unix LibreOffice_project/330m19$Build-202</meta:generator>
    <meta:document-statistic meta:table-count="0" meta:image-count="0" meta:object-count="0" meta:page-count="3" meta:paragraph-count="112" meta:word-count="626" meta:character-count="5353"/>
  </office:meta>
</office:document-meta>
</file>